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112" officeooo:paragraph-rsid="000e9112"/>
    </style:style>
    <style:style style:name="P2" style:family="paragraph" style:parent-style-name="Standard">
      <style:text-properties officeooo:rsid="000fa685" officeooo:paragraph-rsid="000fa685"/>
    </style:style>
    <style:style style:name="T1" style:family="text">
      <style:text-properties officeooo:rsid="000fa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/22 Homework4 action_server</text:p>
      <text:p text:style-name="P1">weijia ye</text:p>
      <text:p text:style-name="P1"/>
      <text:p text:style-name="P1">This package combine three films, action_client send some poses to action_server and </text:p>
      <text:p text:style-name="P1">action_server can received, and the action_client sends multi-step goals to action server,</text:p>
      <text:p text:style-name="P1">also combine homework2 (lidar_alarm and reactive_commander), according to goals we </text:p>
      <text:p text:style-name="P1">can directly to see robot feedback. <text:span text:style-name="T1">When the robot close wall, the lidar_alarm can make </text:span></text:p>
      <text:p text:style-name="P2">robot turn left or turn right by function of callb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0:05:18.977874229</meta:creation-date>
    <dc:date>2017-02-23T00:17:34.239951192</dc:date>
    <meta:editing-duration>PT2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64" meta:character-count="437" meta:non-whitespace-character-count="377"/>
  </office:meta>
</office:document-meta>
</file>